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margin-left="1cm" fo:margin-top="0cm" fo:margin-bottom="0.258cm" style:contextual-spacing="false" fo:line-height="107%" fo:text-align="center" style:justify-single-word="false" fo:text-indent="0cm" style:auto-text-indent="false" style:page-number="auto" fo:break-before="page">
        <style:tab-stops/>
      </style:paragraph-properties>
    </style:style>
    <style:style style:name="P2" style:family="paragraph" style:parent-style-name="Normal">
      <style:paragraph-properties fo:margin-left="-0.009cm" fo:margin-top="0cm" fo:margin-bottom="0.474cm" style:contextual-spacing="false" fo:line-height="107%">
        <style:tab-stops/>
      </style:paragraph-properties>
    </style:style>
    <style:style style:name="P3" style:family="paragraph" style:parent-style-name="Normal">
      <style:paragraph-properties fo:margin-left="-0.009cm">
        <style:tab-stops/>
      </style:paragraph-properties>
      <style:text-properties fo:language="es" fo:country="AR"/>
    </style:style>
    <style:style style:name="P4" style:family="paragraph" style:parent-style-name="Normal">
      <style:paragraph-properties fo:margin-left="-0.009cm" fo:margin-top="0cm" fo:margin-bottom="0.963cm" style:contextual-spacing="false">
        <style:tab-stops/>
      </style:paragraph-properties>
      <style:text-properties fo:language="es" fo:country="AR"/>
    </style:style>
    <style:style style:name="P5" style:family="paragraph" style:parent-style-name="Normal">
      <style:paragraph-properties fo:margin-left="-0.009cm" fo:line-height="205%">
        <style:tab-stops/>
      </style:paragraph-properties>
      <style:text-properties fo:language="es" fo:country="AR"/>
    </style:style>
    <style:style style:name="P6" style:family="paragraph" style:parent-style-name="Normal">
      <style:paragraph-properties fo:margin-left="-0.009cm">
        <style:tab-stops/>
      </style:paragraph-properties>
      <style:text-properties fo:language="es" fo:country="AR" style:text-underline-style="none" fo:font-weight="bold" officeooo:paragraph-rsid="00167777" style:font-weight-asian="bold" style:font-weight-complex="bold"/>
    </style:style>
    <style:style style:name="P7" style:family="paragraph" style:parent-style-name="Normal">
      <style:paragraph-properties fo:margin-left="-0.009cm">
        <style:tab-stops/>
      </style:paragraph-properties>
      <style:text-properties fo:language="es" fo:country="AR" style:text-underline-style="none" fo:font-weight="bold" officeooo:rsid="00167777" officeooo:paragraph-rsid="00167777" style:font-weight-asian="bold" style:font-weight-complex="bold"/>
    </style:style>
    <style:style style:name="P8" style:family="paragraph" style:parent-style-name="Normal">
      <style:paragraph-properties fo:margin-left="-0.009cm">
        <style:tab-stops/>
      </style:paragraph-properties>
      <style:text-properties fo:language="es" fo:country="AR" fo:font-weight="bold" officeooo:rsid="00167777" officeooo:paragraph-rsid="00167777" style:font-weight-asian="bold" style:font-weight-complex="bold"/>
    </style:style>
    <style:style style:name="T1" style:family="text">
      <style:text-properties fo:font-size="16pt" fo:language="es" fo:country="AR" fo:font-weight="bold" style:font-size-asian="16pt" style:font-weight-asian="bold"/>
    </style:style>
    <style:style style:name="T2" style:family="text">
      <style:text-properties fo:language="es" fo:country="AR" fo:font-weight="bold" style:font-weight-asian="bold"/>
    </style:style>
    <style:style style:name="T3" style:family="text">
      <style:text-properties officeooo:rsid="0014a659"/>
    </style:style>
    <style:style style:name="T4" style:family="text">
      <style:text-properties officeooo:rsid="001677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SQL Sentences and Examples</text:span></text:span></text:p>
      <text:p text:style-name="P2"><text:span text:style-name="Default_20_Paragraph_20_Font"><text:span text:style-name="T2">SELECT</text:span></text:span></text:p>
      <text:p text:style-name="P3">Descripción: Selecciona datos de una base de datos.</text:p>
      <text:p text:style-name="P4">Ejemplo: SELECT nombre, edad FROM personas;</text:p>
      <text:p text:style-name="P2"><text:span text:style-name="Default_20_Paragraph_20_Font"><text:span text:style-name="T2">FROM</text:span></text:span></text:p>
      <text:p text:style-name="P3">Descripción: Especifica la tabla de la que se obtendrán los datos <text:span text:style-name="T3">(si ponemos 2 tablas en el from, se lo considera un producto cartesiano del álgebra relacional)</text:span>.</text:p>
      <text:p text:style-name="P4">Ejemplo: SELECT * FROM empleados;</text:p>
      <text:p text:style-name="P2"><text:span text:style-name="Default_20_Paragraph_20_Font"><text:span text:style-name="T2">WHERE</text:span></text:span></text:p>
      <text:p text:style-name="P3">Descripción: Filtra los resultados según una condición.</text:p>
      <text:p text:style-name="P4">Ejemplo: SELECT * FROM empleados WHERE edad &gt; 30;</text:p>
      <text:p text:style-name="P2"><text:span text:style-name="Default_20_Paragraph_20_Font"><text:span text:style-name="T2">LIKE</text:span></text:span></text:p>
      <text:p text:style-name="P3">Descripción: Busca un patrón específico en una columna de texto.</text:p>
      <text:p text:style-name="P4">Ejemplo: SELECT * FROM clientes WHERE nombre LIKE 'J%';</text:p>
      <text:p text:style-name="P2"><text:span text:style-name="Default_20_Paragraph_20_Font"><text:span text:style-name="T2">COUNT()</text:span></text:span></text:p>
      <text:p text:style-name="P3">Descripción: Devuelve el número de filas que coinciden con una condición.</text:p>
      <text:p text:style-name="P4">Ejemplo: SELECT COUNT(*) FROM pedidos WHERE estado = 'completado';</text:p>
      <text:p text:style-name="P2"><text:span text:style-name="Default_20_Paragraph_20_Font"><text:span text:style-name="T2">INNER JOIN</text:span></text:span></text:p>
      <text:p text:style-name="P3">Descripción: Combina filas de dos tablas cuando hay coincidencia en las columnas relacionadas <text:span text:style-name="T3">(es el producto natural del álgebra relacional)</text:span>.</text:p>
      <text:p text:style-name="P5">Ejemplo: SELECT * FROM empleados INNER JOIN departamentos ON empleados.id_depto = departamentos.id;</text:p>
      <text:p text:style-name="P2"><text:span text:style-name="Default_20_Paragraph_20_Font"><text:span text:style-name="T2">GROUP BY</text:span></text:span></text:p>
      <text:p text:style-name="P3">Descripción: Agrupa filas que tienen los mismos valores en columnas especificadas <text:span text:style-name="T3">dentro de un grupo</text:span>.</text:p>
      <text:p text:style-name="P4"><text:soft-page-break/>Ejemplo: SELECT departamento, COUNT(*) FROM empleados GROUP BY departamento;</text:p>
      <text:p text:style-name="P2"><text:span text:style-name="Default_20_Paragraph_20_Font"><text:span text:style-name="T2">ORDER BY</text:span></text:span></text:p>
      <text:p text:style-name="P3">Descripción: Ordena los resultados en orden ascendente <text:span text:style-name="T3">(ASC)</text:span> o descendente <text:span text:style-name="T3">(DESC)</text:span>.</text:p>
      <text:p text:style-name="P4">Ejemplo: SELECT * FROM empleados ORDER BY salario DESC;</text:p>
      <text:p text:style-name="P2"><text:span text:style-name="Default_20_Paragraph_20_Font"><text:span text:style-name="T2">HAVING</text:span></text:span></text:p>
      <text:p text:style-name="P3">Descripción: Filtra grupos después de aplicar GROUP BY.</text:p>
      <text:p text:style-name="P3">Ejemplo: SELECT departamento, AVG(salario) FROM empleados GROUP BY departamento</text:p>
      <text:p text:style-name="P4">HAVING AVG(salario) &gt; 50000;</text:p>
      <text:p text:style-name="P2"><text:span text:style-name="Default_20_Paragraph_20_Font"><text:span text:style-name="T2">DISTINCT</text:span></text:span></text:p>
      <text:p text:style-name="P3">Descripción: Elimina duplicados en los resultados de la consulta.</text:p>
      <text:p text:style-name="P3">Ejemplo: SELECT DISTINCT ciudad FROM clientes;</text:p>
      <text:p text:style-name="P2"><text:span text:style-name="Default_20_Paragraph_20_Font"><text:span text:style-name="T2">AS</text:span></text:span></text:p>
      <text:p text:style-name="P3">Descripción: Asigna un alias a una tabla o columna <text:span text:style-name="T3">(tambien se puede utilizar un espacio en blanco)</text:span>.</text:p>
      <text:p text:style-name="P4">Ejemplo: SELECT nombre AS NombreEmpleado, salario AS SalarioMensual FROM empleados;</text:p>
      <text:p text:style-name="P2"><text:span text:style-name="Default_20_Paragraph_20_Font"><text:span text:style-name="T2">LIMIT</text:span></text:span></text:p>
      <text:p text:style-name="P3">Descripción: Restringe el número de filas devueltas en una consulta.</text:p>
      <text:p text:style-name="P4">Ejemplo: SELECT * FROM productos LIMIT 10;</text:p>
      <text:p text:style-name="P2"><text:span text:style-name="Default_20_Paragraph_20_Font"><text:span text:style-name="T2">INSERT INTO</text:span></text:span></text:p>
      <text:p text:style-name="P3">Descripción: Inserta nuevos registros en una tabla.</text:p>
      <text:p text:style-name="P4">Ejemplo: INSERT INTO clientes (nombre, telefono) VALUES ('Juan', '123456789');</text:p>
      <text:p text:style-name="P2"><text:span text:style-name="Default_20_Paragraph_20_Font"><text:span text:style-name="T2">UPDATE</text:span></text:span></text:p>
      <text:p text:style-name="P3">Descripción: Modifica registros existentes en una tabla.</text:p>
      <text:p text:style-name="P4">Ejemplo: UPDATE clientes SET telefono = '987654321' WHERE nombre = 'Juan';</text:p>
      <text:p text:style-name="P2"><text:soft-page-break/><text:span text:style-name="Default_20_Paragraph_20_Font"><text:span text:style-name="T2">DELETE</text:span></text:span></text:p>
      <text:p text:style-name="P3">Descripción: Elimina registros existentes en una tabla.</text:p>
      <text:p text:style-name="P4">Ejemplo: DELETE FROM clientes WHERE nombre = 'Juan';</text:p>
      <text:p text:style-name="P2"><text:span text:style-name="Default_20_Paragraph_20_Font"><text:span text:style-name="T2">ALTER TABLE</text:span></text:span></text:p>
      <text:p text:style-name="P3">Descripción: Modifica la estructura de una tabla.</text:p>
      <text:p text:style-name="P4">Ejemplo: ALTER TABLE empleados ADD columna edad INT;</text:p>
      <text:p text:style-name="P2"><text:span text:style-name="Default_20_Paragraph_20_Font"><text:span text:style-name="T2">DROP TABLE</text:span></text:span></text:p>
      <text:p text:style-name="P3">Descripción: Elimina completamente una tabla de la base de datos.</text:p>
      <text:p text:style-name="P4">Ejemplo: DROP TABLE empleados;</text:p>
      <text:p text:style-name="P2"><text:span text:style-name="Default_20_Paragraph_20_Font"><text:span text:style-name="T2">CREATE TABLE</text:span></text:span></text:p>
      <text:p text:style-name="P3">Descripción: Crea una nueva tabla en la base de datos.</text:p>
      <text:p text:style-name="P4">Ejemplo: CREATE TABLE empleados (id INT PRIMARY KEY, nombre VARCHAR(50));</text:p>
      <text:p text:style-name="P2"><text:span text:style-name="Default_20_Paragraph_20_Font"><text:span text:style-name="T2">TRUNCATE</text:span></text:span></text:p>
      <text:p text:style-name="P3">Descripción: Elimina todos los registros de una tabla pero mantiene su estructura.</text:p>
      <text:p text:style-name="P4">Ejemplo: TRUNCATE TABLE productos;</text:p>
      <text:p text:style-name="P2"><text:span text:style-name="Default_20_Paragraph_20_Font"><text:span text:style-name="T2">UNION</text:span></text:span></text:p>
      <text:p text:style-name="P3">Descripción: Combina el resultado de dos o más consultas SELECT y elimina duplicados.</text:p>
      <text:p text:style-name="P4">Ejemplo: SELECT nombre FROM empleados UNION SELECT nombre FROM clientes;</text:p>
      <text:p text:style-name="P2"><text:span text:style-name="Default_20_Paragraph_20_Font"><text:span text:style-name="T2">EXISTS</text:span></text:span></text:p>
      <text:p text:style-name="P3">Descripción: Verifica si una subconsulta devuelve algún resultado.</text:p>
      <text:p text:style-name="P3">Ejemplo: SELECT * FROM clientes WHERE EXISTS (SELECT 1 FROM pedidos WHERE</text:p>
      <text:p text:style-name="P4">clientes.id = pedidos.id_cliente);</text:p>
      <text:p text:style-name="P2"><text:span text:style-name="Default_20_Paragraph_20_Font"><text:span text:style-name="T2">IN</text:span></text:span></text:p>
      <text:p text:style-name="P3"><text:soft-page-break/>Descripción: Especifica múltiples valores posibles para una columna.</text:p>
      <text:p text:style-name="P4">Ejemplo: SELECT * FROM empleados WHERE departamento IN ('Ventas', 'Marketing');</text:p>
      <text:p text:style-name="P2"><text:span text:style-name="Default_20_Paragraph_20_Font"><text:span text:style-name="T2">BETWEEN</text:span></text:span></text:p>
      <text:p text:style-name="P3">Descripción: Filtra valores dentro de un rango específico.</text:p>
      <text:p text:style-name="P4">Ejemplo: SELECT * FROM productos WHERE precio BETWEEN 10 AND 20;</text:p>
      <text:p text:style-name="P2"><text:span text:style-name="Default_20_Paragraph_20_Font"><text:span text:style-name="T2">SUM()</text:span></text:span></text:p>
      <text:p text:style-name="P3">Descripción: Calcula la suma de los valores de una columna numérica.</text:p>
      <text:p text:style-name="P4">Ejemplo: SELECT SUM(salario) FROM empleados;</text:p>
      <text:p text:style-name="P2"><text:span text:style-name="Default_20_Paragraph_20_Font"><text:span text:style-name="T2">AVG()</text:span></text:span></text:p>
      <text:p text:style-name="P3">Descripción: Calcula el promedio de los valores de una columna numérica.</text:p>
      <text:p text:style-name="P3">Ejemplo: SELECT AVG(salario) FROM empleados;</text:p>
      <text:p text:style-name="P2"><text:span text:style-name="Default_20_Paragraph_20_Font"><text:span text:style-name="T2">MAX()</text:span></text:span></text:p>
      <text:p text:style-name="P3">Descripción: Devuelve el valor máximo de una columna.</text:p>
      <text:p text:style-name="P4">Ejemplo: SELECT MAX(salario) FROM empleados;</text:p>
      <text:p text:style-name="P2"><text:span text:style-name="Default_20_Paragraph_20_Font"><text:span text:style-name="T2">MIN()</text:span></text:span></text:p>
      <text:p text:style-name="P3">Descripción: Devuelve el valor mínimo de una columna.</text:p>
      <text:p text:style-name="P4">Ejemplo: SELECT MIN(salario) FROM empleados;</text:p>
      <text:p text:style-name="P2"><text:span text:style-name="Default_20_Paragraph_20_Font"><text:span text:style-name="T2">IS NULL</text:span></text:span></text:p>
      <text:p text:style-name="P3">Descripción: Filtra resultados con valores NULL en una columna <text:span text:style-name="T4">(se puede utilizar con NOT)</text:span>.</text:p>
      <text:p text:style-name="P4">Ejemplo: SELECT * FROM empleados WHERE salario IS NULL;</text:p>
      <text:p text:style-name="P2"><text:span text:style-name="Default_20_Paragraph_20_Font"><text:span text:style-name="T2">NOT NULL</text:span></text:span></text:p>
      <text:p text:style-name="P3">Descripción: Filtra resultados que no contienen valores NULL.</text:p>
      <text:p text:style-name="P4">Ejemplo: SELECT * FROM empleados WHERE salario IS NOT NULL;</text:p>
      <text:p text:style-name="P2"><text:soft-page-break/><text:span text:style-name="Default_20_Paragraph_20_Font"><text:span text:style-name="T2">SUBSTRING()</text:span></text:span></text:p>
      <text:p text:style-name="P3">Descripción: Extrae una parte de una cadena de texto.</text:p>
      <text:p text:style-name="P4">Ejemplo: SELECT SUBSTRING(nombre, 1, 3) FROM empleados;</text:p>
      <text:p text:style-name="P2"><text:span text:style-name="Default_20_Paragraph_20_Font"><text:span text:style-name="T2">CAST()</text:span></text:span></text:p>
      <text:p text:style-name="P3">Descripción: Convierte un valor de un tipo de datos a otro.</text:p>
      <text:p text:style-name="P4">Ejemplo: SELECT CAST(salario AS DECIMAL(10, 2)) FROM empleados;</text:p>
      <text:p text:style-name="P2"><text:span text:style-name="Default_20_Paragraph_20_Font"><text:span text:style-name="T2">COALESCE()</text:span></text:span></text:p>
      <text:p text:style-name="P3">Descripción: Devuelve el primer valor no nulo de una lista de expresiones.</text:p>
      <text:p text:style-name="P4">Ejemplo: SELECT COALESCE(telefono, 'Sin teléfono') FROM clientes;</text:p>
      <text:p text:style-name="P2"><text:span text:style-name="Default_20_Paragraph_20_Font"><text:span text:style-name="T2">ROUND()</text:span></text:span></text:p>
      <text:p text:style-name="P3">Descripción: Redondea un número a un número especificado de decimales.</text:p>
      <text:p text:style-name="P4">Ejemplo: SELECT ROUND(salario, 2) FROM empleados;</text:p>
      <text:p text:style-name="P2"><text:span text:style-name="Default_20_Paragraph_20_Font"><text:span text:style-name="T2">MOD()</text:span></text:span></text:p>
      <text:p text:style-name="P3">Descripción: Devuelve el resto de la división de dos números.</text:p>
      <text:p text:style-name="P3">Ejemplo: SELECT MOD(15, 4);</text:p>
      <text:p text:style-name="P3"/>
      <text:p text:style-name="P6">LEFT JOIN</text:p>
      <text:p text:style-name="P3"><text:span text:style-name="T4">Descripcion: D</text:span>evuelve todas las filas de la tabla izquierda (A), junto con las filas coincidentes en la tabla derecha (B). Si no hay coincidencia, las filas de la tabla derecha se completan con NULL.</text:p>
      <text:p text:style-name="P3">Ejemplo:</text:p>
      <text:p text:style-name="P3">SELECT empleados.nombre, departamentos.nombre <text:s/>FROM empleados <text:s/>LEFT JOIN departamentos ON empleados.departamento_id = departamentos.id;</text:p>
      <text:p text:style-name="P3">Tablas involucradas:</text:p>
      <text:p text:style-name="P3"/>
      <text:p text:style-name="P3"/>
      <text:p text:style-name="P3"><text:soft-page-break/>Empleados:</text:p>
      <text:p text:style-name="P3">| id | nombre <text:s/>| departamento_id |</text:p>
      <text:p text:style-name="P3">|----|---------|-----------------|</text:p>
      <text:p text:style-name="P3">| 1 <text:s/>| Juan <text:s text:c="3"/>| 10 <text:s text:c="13"/>|</text:p>
      <text:p text:style-name="P3">| 2 <text:s/>| Maria <text:s text:c="2"/>| 20 <text:s text:c="13"/>|</text:p>
      <text:p text:style-name="P3">| 3 <text:s/>| Pedro <text:s text:c="2"/>| NULL <text:s text:c="11"/>|</text:p>
      <text:p text:style-name="P3">Departamentos:</text:p>
      <text:p text:style-name="P3">| id <text:s/>| nombre <text:s text:c="7"/>|</text:p>
      <text:p text:style-name="P3">|-----|---------------|</text:p>
      <text:p text:style-name="P3">| 10 | Recursos <text:s text:c="5"/>|</text:p>
      <text:p text:style-name="P3">| 20 | Contabilidad <text:s/>|</text:p>
      <text:p text:style-name="P3"/>
      <text:p text:style-name="P3">Resultado:</text:p>
      <text:p text:style-name="P3">| nombre | nombre <text:s text:c="7"/>|</text:p>
      <text:p text:style-name="P3">|--------|---------------|</text:p>
      <text:p text:style-name="P3">| Juan <text:s text:c="2"/>| Recursos <text:s text:c="5"/>|</text:p>
      <text:p text:style-name="P3">| Maria <text:s/>| Contabilidad <text:s/>|</text:p>
      <text:p text:style-name="P3">| Pedro <text:s/>| NULL <text:s text:c="9"/>|</text:p>
      <text:p text:style-name="P3"/>
      <text:p text:style-name="P7">LEFT OUTER JOIN</text:p>
      <text:p text:style-name="P3"><text:span text:style-name="T4">Descripción:</text:span> <text:span text:style-name="T4">E</text:span>s equivalente al LEFT JOIN. Devuelve todas las filas de la tabla izquierda y las coincidencias en la derecha. <text:s/>Si no hay coincidencias, las filas de la derecha se completan con NULL.</text:p>
      <text:p text:style-name="P3"/>
      <text:p text:style-name="P8">RIGHT JOIN</text:p>
      <text:p text:style-name="P3"><text:span text:style-name="T4">Descripción: D</text:span>evuelve todas las filas de la tabla derecha (B), junto con las filas coincidentes de la tabla izquierda (A). <text:s/>Si no hay coincidencia, las filas de la tabla izquierda se completan con NULL.</text:p>
      <text:p text:style-name="P3">Ejemplo:</text:p>
      <text:p text:style-name="P3"><text:soft-page-break/>SELECT empleados.nombre, departamentos.nombre <text:s/>FROM empleados <text:s/>RIGHT JOIN departamentos <text:s/>ON empleados.departamento_id = departamentos.id;</text:p>
      <text:p text:style-name="P3"/>
      <text:p text:style-name="P3">Resultado:</text:p>
      <text:p text:style-name="P3">| nombre | nombre <text:s text:c="7"/>|</text:p>
      <text:p text:style-name="P3">|--------|---------------|</text:p>
      <text:p text:style-name="P3">| Juan <text:s text:c="2"/>| Recursos <text:s text:c="5"/>|</text:p>
      <text:p text:style-name="P3">| Maria <text:s/>| Contabilidad <text:s/>|</text:p>
      <text:p text:style-name="P3">| NULL <text:s text:c="2"/>| Ventas <text:s text:c="7"/>|</text:p>
      <text:p text:style-name="P3"/>
      <text:p text:style-name="P8">RIGHT OUTER JOIN</text:p>
      <text:p text:style-name="P3"><text:span text:style-name="T4">Descripción:</text:span> <text:span text:style-name="T4">E</text:span>s equivalente al RIGHT JOIN. Devuelve todas las filas de la tabla derecha y las coincidencias en la izquierda. <text:s/>Si no hay coincidencias, las filas de la izquierda se completan con NULL.</text:p>
      <text:p text:style-name="P3"/>
      <text:p text:style-name="P8">FULL JOIN</text:p>
      <text:p text:style-name="P3"><text:span text:style-name="T4">Descripción: D</text:span>evuelve todas las filas cuando hay coincidencias en cualquiera de las tablas. Si no hay coincidencias, las filas se completan con NULL.</text:p>
      <text:p text:style-name="P3">Ejemplo:</text:p>
      <text:p text:style-name="P3">SELECT empleados.nombre, departamentos.nombre <text:s/>FROM empleados <text:s/>FULL JOIN departamentos <text:s/>ON empleados.departamento_id = departamentos.id;</text:p>
      <text:p text:style-name="P3">Resultado:</text:p>
      <text:p text:style-name="P3">| nombre | nombre <text:s text:c="7"/>|</text:p>
      <text:p text:style-name="P3">|--------|---------------|</text:p>
      <text:p text:style-name="P3">| Juan <text:s text:c="2"/>| Recursos <text:s text:c="5"/>|</text:p>
      <text:p text:style-name="P3">| Maria <text:s/>| Contabilidad <text:s/>|</text:p>
      <text:p text:style-name="P3">| NULL <text:s text:c="2"/>| Ventas <text:s text:c="7"/>|</text:p>
      <text:p text:style-name="P3">| Pedro <text:s/>| NULL <text:s text:c="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18cm" fo:margin-top="0cm" fo:margin-bottom="0.464cm" style:contextual-spacing="false" fo:line-height="110%" fo:hyphenation-ladder-count="no-limit" fo:hyphenation-keep="auto" loext:hyphenation-keep-type="column" fo:text-indent="-0.018cm" style:auto-text-indent="false">
        <style:tab-stops/>
      </style:paragraph-properties>
      <style:text-properties fo:color="#000000" loext:opacity="1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65cm" fo:margin-bottom="1.986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dc:title/>
    <dc:subject/>
    <meta:initial-creator>word</meta:initial-creator>
    <meta:creation-date>2024-10-18T14:48:00Z</meta:creation-date>
    <dc:date>2024-10-18T12:06:17.445000000</dc:date>
    <meta:editing-cycles>3</meta:editing-cycles>
    <meta:editing-duration>PT7M21S</meta:editing-duration>
    <meta:document-statistic meta:table-count="0" meta:image-count="0" meta:object-count="0" meta:page-count="7" meta:paragraph-count="152" meta:word-count="1023" meta:character-count="6883" meta:non-whitespace-character-count="5864"/>
    <meta:template xlink:type="simple" xlink:actuate="onRequest" xlink:title="" xlink:href="Normal"/>
  </office:meta>
</office:document-meta>
</file>